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officeooo:rsid="000e53ed" officeooo:paragraph-rsid="000e53e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6a3d2" officeooo:paragraph-rsid="0026a3d2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P22" style:family="paragraph" style:parent-style-name="Standard">
      <style:text-properties officeooo:rsid="000f5687" officeooo:paragraph-rsid="000f5687"/>
    </style:style>
    <style:style style:name="P23" style:family="paragraph" style:parent-style-name="Standard">
      <style:text-properties officeooo:rsid="000d2928" officeooo:paragraph-rsid="000d2928"/>
    </style:style>
    <style:style style:name="P24" style:family="paragraph" style:parent-style-name="Standard">
      <style:text-properties officeooo:paragraph-rsid="00132950"/>
    </style:style>
    <style:style style:name="P25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29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30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31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32" style:family="paragraph" style:parent-style-name="Standard">
      <style:text-properties officeooo:paragraph-rsid="00191961"/>
    </style:style>
    <style:style style:name="P33" style:family="paragraph" style:parent-style-name="Standard">
      <style:text-properties officeooo:rsid="001caaf8" officeooo:paragraph-rsid="001caaf8"/>
    </style:style>
    <style:style style:name="P34" style:family="paragraph" style:parent-style-name="Standard">
      <style:text-properties officeooo:paragraph-rsid="001caaf8"/>
    </style:style>
    <style:style style:name="P35" style:family="paragraph" style:parent-style-name="Standard">
      <style:text-properties officeooo:rsid="001d1097" officeooo:paragraph-rsid="001d1097"/>
    </style:style>
    <style:style style:name="P36" style:family="paragraph" style:parent-style-name="Standard">
      <style:text-properties officeooo:rsid="002209fb" officeooo:paragraph-rsid="002209fb"/>
    </style:style>
    <style:style style:name="P37" style:family="paragraph" style:parent-style-name="Standard">
      <style:text-properties officeooo:rsid="0024fb70" officeooo:paragraph-rsid="0024fb70"/>
    </style:style>
    <style:style style:name="P38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officeooo:rsid="0010d2f8"/>
    </style:style>
    <style:style style:name="T9" style:family="text">
      <style:text-properties officeooo:rsid="001265e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2950" style:font-weight-asian="normal" style:font-weight-complex="normal"/>
    </style:style>
    <style:style style:name="T12" style:family="text">
      <style:text-properties officeooo:rsid="00191961"/>
    </style:style>
    <style:style style:name="T13" style:family="text">
      <style:text-properties officeooo:rsid="001caaf8"/>
    </style:style>
    <style:style style:name="T14" style:family="text">
      <style:text-properties officeooo:rsid="001ed850"/>
    </style:style>
    <style:style style:name="T15" style:family="text">
      <style:text-properties fo:color="#ff3333" officeooo:rsid="001ed850"/>
    </style:style>
    <style:style style:name="T16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Launching Learning Joy:</text:span><text:span text:style-name="T5"> </text:span><text:span text:style-name="T6">roslaunch learning_joy turtle_joy.launch</text:span></text:p>
      <text:p text:style-name="P1"/>
      <text:p text:style-name="P32"><text:span text:style-name="T12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/text:p>
      <text:p text:style-name="P12"/>
      <text:p text:style-name="P6"><text:span text:style-name="T2">Launching Bebop driver: </text:span>roslaunch bebop_driver bebop_node.launch</text:p>
      <text:p text:style-name="P1"/>
      <text:p text:style-name="P34"><text:span text:style-name="T13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33"/>
      <text:p text:style-name="P15">Launching Video Reader: <text:span text:style-name="T7">roslaunch video_stream_opencv video_file.launch</text:span></text:p>
      <text:p text:style-name="P31"/>
      <text:p text:style-name="P16"><text:span text:style-name="T7">N</text:span><text:span text:style-name="T5">ote: Play back a video from /learning_joy/sample/output.avi and output as /video_file/image_raw topic.</text:span></text:p>
      <text:p text:style-name="P33"/>
      <text:p text:style-name="P37"><text:span text:style-name="T2">Launching Image Analysis:</text:span> roslaunch learning_joy image_analysis.launch</text:p>
      <text:p text:style-name="P33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29">git add *</text:p>
      <text:p text:style-name="P29">git commit -m “text”</text:p>
      <text:p text:style-name="P29">git push -u origin master</text:p>
      <text:p text:style-name="P30">username: <text:a xlink:type="simple" xlink:href="mailto:ivanchew92@gmail.com" text:style-name="Internet_20_link" text:visited-style-name="Visited_20_Internet_20_Link">ivanchew92@gmail.com</text:a></text:p>
      <text:p text:style-name="P30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8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35"/>
      <text:p text:style-name="P35">The file was saved to the /home/.ros folder by default when activated through a launch file. Specify cwd="node" in the node .xml line to specify the output to the current directory. <text:span text:style-name="T15">Doesn’t work</text:span><text:span text:style-name="T14">.</text:span></text:p>
      <text:p text:style-name="P4"/>
      <text:p text:style-name="P14">Q5. Unable to compile openCV codes, undefined reference.</text:p>
      <text:p text:style-name="P36"/>
      <text:p text:style-name="P36">Include openCV into the required package line in the Cmake file.</text:p>
      <text:p text:style-name="P36"/>
      <text:p text:style-name="P36"><text:soft-page-break/>find_package(catkin REQUIRED COMPONENTS</text:p>
      <text:p text:style-name="P36"><text:s text:c="2"/>joy</text:p>
      <text:p text:style-name="P36"><text:s text:c="2"/>roscpp</text:p>
      <text:p text:style-name="P36"><text:s text:c="2"/>turtlesim</text:p>
      <text:p text:style-name="P36"><text:s text:c="2"/>cv_bridge</text:p>
      <text:p text:style-name="P36"><text:s text:c="2"/>image_transport</text:p>
      <text:p text:style-name="P36"><text:s text:c="2"/>OpenCV</text:p>
      <text:p text:style-name="P36">)</text:p>
      <text:p text:style-name="P36"/>
      <text:p text:style-name="P18">Note 1: Launching Image View Package from Launch File.</text:p>
      <text:p text:style-name="P17"/>
      <text:p text:style-name="P22">Remapping needs to be performed <text:span text:style-name="T9">to launch the image_view node through a ROS launch file.</text:span></text:p>
      <text:p text:style-name="P22"/>
      <text:p text:style-name="P19">Note 2: Cmd_Vel Timeout</text:p>
      <text:p text:style-name="P25"/>
      <text:p text:style-name="P25">If no piloting command is received by the driver within this timeout period, the driver issues a stop command which causes the drone to hover.</text:p>
      <text:p text:style-name="P25"/>
      <text:p text:style-name="P24"><text:span text:style-name="T11">Ref: </text:span><text:a xlink:type="simple" xlink:href="https://bebop-autonomy.readthedocs.io/en/latest/configuration.html" text:style-name="Internet_20_link" text:visited-style-name="Visited_20_Internet_20_Link"><text:span text:style-name="T10">https://bebop-autonomy.readthedocs.io/en/latest/configuration.html</text:span></text:a></text:p>
      <text:p text:style-name="P25"/>
      <text:p text:style-name="P26">To solve the problem, create a node that publishes at a fix rate to avoid the timeout problem.</text:p>
      <text:p text:style-name="P27"/>
      <text:p text:style-name="P20">Note 3: Creating bounding box from contours objects</text:p>
      <text:p text:style-name="P28"/>
      <text:p text:style-name="P20"><text:span text:style-name="T10">Ref: </text:span><text:a xlink:type="simple" xlink:href="https://docs.opencv.org/2.4.13.7/doc/tutorials/imgproc/shapedescriptors/bounding_rects_circles/bounding_rects_circles.html" text:style-name="Internet_20_link" text:visited-style-name="Visited_20_Internet_20_Link"><text:span text:style-name="T5">https://docs.opencv.org/2.4.13.7/doc/tutorials/imgproc/shapedescriptors/bounding_rects_circles/bounding_rects_circles.html</text:span></text:a></text:p>
      <text:p text:style-name="P28"/>
      <text:p text:style-name="P21">Note 4: Performing Multi-Object Tracking</text:p>
      <text:p text:style-name="P21"/>
      <text:p text:style-name="P21"/>
      <text:p text:style-name="P38"><text:span text:style-name="T16">SAFETY NOTE</text:span>: Axis numbers for the PS4 controller changed when another machine was used. Prior to using the package, it is important to verify that the axis corresponds with the desired buttons. </text:p>
      <text:p text:style-name="P38"/>
      <text:p text:style-name="P38"><text:span text:style-name="T16">SAFETY NOTE</text:span>: In the case where link is loss between drone and computer, the RH route would be activated and the drone would climb, proceed to the take-off x,y coordinates and descend to a holding mode. Thereafter, de-link the wifi connection and re-connect. Re-launch the node and land the dr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11T01:54:24.171371141</dc:date>
    <meta:editing-duration>PT10H47M53S</meta:editing-duration>
    <meta:editing-cycles>32</meta:editing-cycles>
    <meta:document-statistic meta:table-count="0" meta:image-count="0" meta:object-count="0" meta:page-count="2" meta:paragraph-count="47" meta:word-count="375" meta:character-count="2898" meta:non-whitespace-character-count="2554"/>
  </office:meta>
</office:document-meta>
</file>